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break-before="pag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4cbb8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onso@debian: ~$</text:p>
      <text:p text:style-name="P2">root@maquina: ~#</text:p>
      <text:p text:style-name="P2">usuario@maquina: directorioHome</text:p>
      <text:p text:style-name="P2">SISTEMA OPERATIVO LINUX</text:p>
      <text:p text:style-name="P2">___________________________________________________________________________________________________________________________________________________________</text:p>
      <text:p text:style-name="P2">-----------------------------------------------------------------------------------------------------------------------------------------------------------</text:p>
      <text:p text:style-name="P2"/>
      <text:p text:style-name="P2">Principale sistemas operativos</text:p>
      <text:p text:style-name="P2"><text:tab/>‣ Linux</text:p>
      <text:p text:style-name="P2"><text:tab/><text:tab/>✓ Para escritorio: Ubuntu, Mint, deepin, etc</text:p>
      <text:p text:style-name="P2"><text:tab/><text:tab/>✓ Para servidores: Ubuntu Server, Debian, CentOS, Red Hat...</text:p>
      <text:p text:style-name="P2"><text:tab/>‣ Windows</text:p>
      <text:p text:style-name="P2"><text:tab/><text:tab/>✓ Para Escritorio: Windows 7, Windows 10, etc</text:p>
      <text:p text:style-name="P2"><text:tab/><text:tab/>✓ Para Servidores: Windows Server</text:p>
      <text:p text:style-name="P2"><text:tab/>‣ Mac OS X: Para escritorio y Workstation</text:p>
      <text:p text:style-name="P2"><text:tab/>‣ UNIX: Para servidores, Solaris, BSD, Irix </text:p>
      <text:p text:style-name="P2"/>
      <text:p text:style-name="P2">Ciclo de vida de una distribución Linux</text:p>
      <text:p text:style-name="P2"><text:tab/>Cuando se lanza una distribución hay un periodo de tiempo en la que está soportada por la organización encargada de ella, pero pasado ese plazo deja de</text:p>
      <text:p text:style-name="P2"><text:tab/>ofrecerse y se considera obsoleta. Depende la distribución estos plazos pueden ser muy distintos. Por ejemplo:</text:p>
      <text:p text:style-name="P2"><text:tab/><text:tab/>‣ Ubuntu: Suele tener una política a lanzar una nueva versión cada 6 meses (no siempre se cumple), </text:p>
      <text:p text:style-name="P2"><text:tab/><text:tab/><text:tab/>pero tiene una versión LTS (Long Term Support) que tiene soporte durante 5 años.</text:p>
      <text:p text:style-name="P2"><text:tab/>‣ Red Hat Enterprise Linux: Tiene soporte durante 10 años</text:p>
      <text:p text:style-name="P2"><text:tab/>‣ Debian: Normalmente tiene nueva versión cada 2 años. Siempre tiene una versión en pruebas (Testing) otra inestable (Unstable) y la final es la estable.</text:p>
      <text:p text:style-name="P2"/>
      <text:p text:style-name="P2">Interfaz gráfica vs linea de comandos (CLI)</text:p>
      <text:p text:style-name="P2"/>
      <text:p text:style-name="P2">Para entornos de escritorio es necesario una buena interfaz gráfica que facilite el uso a todo tipo de personas. Se maneja con el ratón y contiene ventanas, iconos,</text:p>
      <text:p text:style-name="P2">sonidos... Windows tiene su propio entorno, pero Linux puede elegir entre varias opciones (Gnome, KDE, etc..).</text:p>
      <text:p text:style-name="P2">Pero para servidores se prioriza el intérprete de comandos ya que es muy común acceder de forma remota y es mucho más eficiente hacerlo en modo texto (además</text:p>
      <text:p text:style-name="P2">de otras ventajas).</text:p>
      <text:p text:style-name="P2">Linux tiene unos potentísimos intérpretes (Shell, consola...) entre los que destaca Bash, zsh, sh, etc.. Windows Server no se podía instalar sin entorno gráfico, </text:p>
      <text:p text:style-name="P2">pero esto ha cambiado recientemente y Windows está adoptando con sus nuevas políticas y el PowerShell muchas de las ventajas que Linux ha tenido para adaptarse </text:p>
      <text:p text:style-name="P2">con firmeza a los entornos de servidor.</text:p>
      <text:p text:style-name="P2"/>
      <text:p text:style-name="P2">SWAP</text:p>
      <text:p text:style-name="P2"/>
      <text:p text:style-name="P5"/>
      <text:p text:style-name="P2">COMPRENDIENDO EL HARDWARE DE LA COMPUTADORA</text:p>
      <text:p text:style-name="P2">___________________________________________________________________________________________________________________________________________________________</text:p>
      <text:p text:style-name="P2">PLACA BASE, MADRE o MOTHERBOARD -&gt;Sirve de conexión entre todos los componentes del ordenador. Su tecnología condiciona el resto de componentes que se pueden acoplar a un pc:</text:p>
      <text:p text:style-name="P2"><text:tab/>‣ Tipo de procesador: AMD, Intel,</text:p>
      <text:p text:style-name="P2"><text:tab/>‣ Tipo de RAM: DDR3, DDR4...</text:p>
      <text:p text:style-name="P2"><text:tab/>‣ Tipo de Puertos de expansión: PCI, AGP, PCI-Express</text:p>
      <text:p text:style-name="P2">También hay que tener en cuenta la velocidad de bus, dispositivos integrados(sonido, red, tarjeta gráfica, puertos de comunicación...)</text:p>
      <text:p text:style-name="P2"/>
      <text:p text:style-name="P2">RAM -&gt; Es la memoria principal del sistema. Tendremos en cuenta:<text:tab/>[[COMANDO RELACCIONADO = free]]</text:p>
      <text:p text:style-name="P2"><text:tab/>‣ Cantidad de memoria</text:p>
      <text:p text:style-name="P2"><text:tab/>‣ Velocidad</text:p>
      <text:p text:style-name="P2"><text:tab/>‣ Tecnología</text:p>
      <text:p text:style-name="P2"><text:tab/>‣ Número de módulos</text:p>
      <text:p text:style-name="P2">MICROPROCESADOR<text:tab/>-&gt;Es el "cerebro" del ordenador. El que se encarga de ejecutar las instrucciones.[[COMANDO RELACCIONADO = arch, lscpu]][[FICHEROS RELACCIONADOS = /proc/cpuinfo]]</text:p>
      <text:p text:style-name="P2"><text:tab/>Prestaciones:</text:p>
      <text:p text:style-name="P2"><text:tab/>‣ Velocidad: se mide en Herzios (número de ciclos por segundo). MHz o GHz.</text:p>
      <text:p text:style-name="P2"><text:tab/>‣ Núcleos o cores: cantidad de unidades de procesamiento independientes dentro del mismo microprocesador.</text:p>
      <text:p text:style-name="P2"><text:tab/>‣ Longitud de "palabra": 32 bits (x86) o 64 bits (x64).</text:p>
      <text:p text:style-name="P2"><text:tab/>‣ Tecnologías: juego de instrucciones soportadas, Hyperthreading, etc..</text:p>
      <text:p text:style-name="P2"><text:tab/>‣ Cantidad de memoria caché: es más rápida que la RAM. Varios niveles: L1, L2, L3</text:p>
      <text:p text:style-name="P2">ALMACENAMIENTO<text:tab/>-&gt;[[COMANDO RELACCIONADO = df, lsblk, fdisk, gdisk]]</text:p>
      <text:p text:style-name="P2"><text:tab/>‣ Disco magnético</text:p>
      <text:p text:style-name="P2"><text:tab/><text:tab/>‣ PATA</text:p>
      <text:p text:style-name="P2"><text:tab/><text:tab/>‣ SATA</text:p>
      <text:p text:style-name="P2"><text:tab/>‣ Disco SSD</text:p>
      <text:p text:style-name="P2"><text:tab/><text:tab/>‣ SATA</text:p>
      <text:p text:style-name="P2"><text:tab/><text:tab/>‣ NVMe (PciExpress o M.2)</text:p>
      <text:p text:style-name="P2"><text:tab/>Velocidades de lectura y de escritura:</text:p>
      <text:p text:style-name="P2"><text:tab/><text:tab/>‣ Disco duro (HDD) de 7.200 RPM: 80-160 MB/s</text:p>
      <text:p text:style-name="P2"><text:tab/><text:tab/>‣ SSD con conexión SATA 3: hasta 550 MB/s</text:p>
      <text:p text:style-name="P2"><text:tab/><text:tab/>‣ SSD con conexión NVMe: hasta 3.500 MB/s</text:p>
      <text:p text:style-name="P2"><text:tab/>Referencias a unidades de disco y a sus particiones</text:p>
      <text:p text:style-name="P2"><text:tab/><text:tab/>Para acceder a los discos, Linux tiene un fichero por cada unidad física y también por cada partición. </text:p>
      <text:p text:style-name="P2"><text:tab/><text:tab/>Estos ficheros estarán ubicados en /dev/ y tendrán un nombre según:</text:p>
      <text:p text:style-name="P2"><text:tab/><text:tab/><text:tab/>‣ Su tecnología: hd (discos PATA), sd (SATA, USB, etc.)</text:p>
      <text:p text:style-name="P2"><text:tab/><text:tab/><text:tab/>‣ El orden donde está conectado a la placa: a, b, c....</text:p>
      <text:p text:style-name="P2"><text:tab/><text:tab/><text:tab/>‣ El número de partición: 1, 2 ,3...</text:p>
      <text:p text:style-name="P2"><text:tab/><text:tab/>De esta forma /dev/sda hace referencia el primer disco SATA, /dev/sdb2 hace referencia a la segunda partición del segundo disco SATA, /dev/hdc1 hace</text:p>
      <text:p text:style-name="P2"><text:tab/><text:tab/>referencia a la primera partición del tercer disco PATA, etc.</text:p>
      <text:p text:style-name="P2"/>
      <text:p text:style-name="P5"/>
      <text:p text:style-name="P2">DRIVER o CONTROLADORES DE DISPOSITIVO</text:p>
      <text:p text:style-name="P2"><text:tab/>Cada tipo de dispositivo hardware tiene su manera de funcionar. No es lo mismo leer un dato de un disco magnético (girar el disco, mover la cabeza lectora,</text:p>
      <text:p text:style-name="P2"><text:tab/>seleccionar el sector, ect..) que de un disco SSD que sólo contiene chips de memoria.</text:p>
      <text:p text:style-name="P2"><text:tab/>Para que el sistema operativo pueda hacer de intermediario entre los programas que quieren usar los dispositivos y el hardware de éstos, son necesarios los</text:p>
      <text:p text:style-name="P2"><text:tab/>controladores de dispositivo o drivers. Algunos vienen integrados en el sistema operativo pero otros habrá que instalaros (en el caso de Linux mediante módulos). </text:p>
      <text:p text:style-name="P2">PERIFERICOS</text:p>
      <text:p text:style-name="P2"><text:tab/>Son los dispositivos que permiten al sistema comunicarse con el exterior (pantalla, teclado, ratón, impresora, tarjeta wifi, etc)</text:p>
      <text:p text:style-name="P2"/>
      <text:p text:style-name="P2">PARTICIONES DE DISCO</text:p>
      <text:p text:style-name="P2"/>
      <text:p text:style-name="P2"><text:tab/>FHS- Filesystem Hierarchy Standard</text:p>
      <text:p text:style-name="P2"><text:tab/></text:p>
      <text:p text:style-name="P2"><text:tab/>Directorio <text:tab/>Descripción Simple</text:p>
      <text:p text:style-name="P2"><text:tab/>/ <text:tab/><text:tab/>la raíz o root, o contenedor de todo el sistema de jerarquía.</text:p>
      <text:p text:style-name="P2"><text:tab/>/bin/ <text:tab/><text:tab/>Aplicaciones binarias</text:p>
      <text:p text:style-name="P2"><text:tab/>/boot/<text:tab/><text:tab/> Archivos cargadores de arranque.</text:p>
      <text:p text:style-name="P2"><text:tab/><text:tab/><text:tab/><text:tab/>‣ initrd.img-version_kernel: Imagen que se carga en RAM para poder arrancar el sistema</text:p>
      <text:p text:style-name="P2"><text:tab/><text:tab/><text:tab/><text:tab/>‣ vmlinuz-version_kernel: es el kernel del sistema comprimido.</text:p>
      <text:p text:style-name="P2"><text:tab/><text:tab/><text:tab/><text:tab/>‣ directorio grub: ficheros del gestor de arranque GRUB2</text:p>
      <text:p text:style-name="P2"><text:tab/>/dev/<text:tab/><text:tab/> Contiene archivos especiales asociados a dispositivos hardware , pero ademas:</text:p>
      <text:p text:style-name="P2"><text:tab/><text:tab/><text:tab/><text:tab/>‣ zero: ofrece un número ilimitado de valores nulos. Se puede usar como fuente de datos de relleno o de prueba</text:p>
      <text:p text:style-name="P2"><text:tab/><text:tab/><text:tab/><text:tab/>‣ null: descarta todo lo que se le envía.</text:p>
      <text:p text:style-name="P2"><text:tab/><text:tab/><text:tab/><text:tab/>‣ urandom: genera números pseudo aleatorios.</text:p>
      <text:p text:style-name="P2"><text:tab/>/etc/<text:tab/><text:tab/> Contiene archivos de configuración del sistema:</text:p>
      <text:p text:style-name="P2"><text:tab/><text:tab/><text:tab/><text:tab/>‣ /passwd: contiene una linea por cada usuario del sistema y la información vinculada a dicho usuario (directorio home, shell, UID, GID ...)</text:p>
      <text:p text:style-name="P2"><text:tab/><text:tab/><text:tab/><text:tab/>‣ /group: una linea por cada grupo del sistema, su GID y los usuarios que pertenecen a él de forma secundaria</text:p>
      <text:p text:style-name="P2"><text:tab/><text:tab/><text:tab/><text:tab/>‣ /shadows: las contraseñas de los usuarios cifradas, así como su periodo de validez</text:p>
      <text:p text:style-name="P2"><text:tab/><text:tab/><text:tab/><text:tab/>‣ /hostname: nombre del equipo</text:p>
      <text:p text:style-name="P2"><text:tab/><text:tab/><text:tab/><text:tab/>‣ /hosts: contiene asociaciones entre una IP y un nombre</text:p>
      <text:p text:style-name="P2"><text:tab/><text:tab/><text:tab/><text:tab/>‣ /Archivos .conf: archivos para configurar diversos aspecto del sistema o servicios concretos (resolv.conf para DNS, apache.conf).</text:p>
      <text:p text:style-name="P2"><text:tab/><text:tab/><text:tab/><text:tab/>‣ /directorios .d: contienen ficheros de configuración que serán importados en otro lugar. Así puede dividirse en lugar de estar todo en el mismo.</text:p>
      <text:p text:style-name="P2"><text:tab/>/home/ <text:tab/><text:tab/>(~)Contiene los directorios de trabajo de los usuarios</text:p>
      <text:p text:style-name="P2"><text:tab/><text:tab/><text:tab/><text:tab/>‣ .bash_history: cuando se termina una sesión, guarda aquí todos los comandos que hemos ejecutado</text:p>
      <text:p text:style-name="P2"><text:tab/><text:tab/><text:tab/><text:tab/>‣ .bashrc: script que se ejecuta cada vez que ejecutamos el intérprete de comandos. Muy interesante para personalizar alias, prompt, colores,</text:p>
      <text:p text:style-name="P2"><text:tab/><text:tab/><text:tab/><text:tab/><text:tab/>configuraciones, etc...</text:p>
      <text:p text:style-name="P2"><text:tab/>/lib/ <text:tab/><text:tab/>Contiene todas las bibliotecas</text:p>
      <text:p text:style-name="P2"><text:tab/>/media/<text:tab/><text:tab/> Contiene los puntos de montaje de los medios extraíbles</text:p>
      <text:p text:style-name="P2"><text:tab/>/mnt/ <text:tab/><text:tab/>Sistema de archivos montados temporalmente.</text:p>
      <text:p text:style-name="P2"><text:tab/>/opt/<text:tab/><text:tab/> Contiene Paquetes de programas opcionales de aplicaciones</text:p>
      <text:p text:style-name="P2"><text:tab/>/proc/ <text:tab/><text:tab/>Es un directorio virtual, no tiene archivos escritos en disco sino en memoria y contiene información sobre procesos ejecutándose,</text:p>
      <text:p text:style-name="P2"><text:tab/><text:tab/><text:tab/> configuración del kernel y hardware del sistema.</text:p>
      <text:p text:style-name="P2"><text:tab/>/root/ <text:tab/><text:tab/>Directorio raíz del usuario root.</text:p>
      <text:p text:style-name="P2"><text:tab/>/sbin/ <text:tab/><text:tab/>Sistema de binarios esencial, comandos y programas</text:p>
      <text:p text:style-name="P2"><text:soft-page-break/><text:tab/>/srv/ <text:tab/><text:tab/>Lugar específico de datos que son servidos por el sistema.</text:p>
      <text:p text:style-name="P2"><text:tab/>/sys/ <text:tab/><text:tab/>Evolución de proc. Sistema de archivos virtuales que documentan al núcleo pero de forma jerarquizada.</text:p>
      <text:p text:style-name="P2"><text:tab/>/tmp/ <text:tab/><text:tab/>Archivos temporales</text:p>
      <text:p text:style-name="P2"><text:tab/>/usr/ <text:tab/><text:tab/>Jerarquía secundaria de los datos de usuario; contiene la mayoría de las utilidades y aplicaciones multiusuario</text:p>
      <text:p text:style-name="P2"><text:tab/>/var/ <text:tab/><text:tab/>Archivos variables, tales como logs, archivos spool, bases de datos, archivos de e-mail temporales, y algunos</text:p>
      <text:p text:style-name="P2"><text:tab/><text:tab/><text:tab/>archivos temporales en general. </text:p>
      <text:p text:style-name="P2"><text:tab/></text:p>
      <text:p text:style-name="P2"><text:tab/>DAEMONS<text:tab/>??</text:p>
      <text:p text:style-name="P2"><text:tab/>----------------</text:p>
      <text:p text:style-name="P2"><text:tab/>Sysfs - es un sistema virtual de ficheros ubicado en /sys/ donde se puede acceder a información sobre los dispositivos.</text:p>
      <text:p text:style-name="P2"><text:tab/>D-bus - permite que los procesos se comuniquen y se notifiquen eventos</text:p>
      <text:p text:style-name="P2"><text:tab/>udev - sistema de archivos virtual en /dev/ donde se crearán o eliminarán ficheros que representan dispositivos según estén disponibles o no. </text:p>
      <text:p text:style-name="P2"><text:tab/><text:tab/>Detecta cuando se conectan y actúa en consecuencia.</text:p>
      <text:p text:style-name="P2"/>
      <text:p text:style-name="P2">PROCESOS</text:p>
      <text:p text:style-name="P2">---------------------------------</text:p>
      <text:p text:style-name="P2">• PS: Muestra información sobre los procesos en ejecución</text:p>
      <text:p text:style-name="P2">• PSTREE: Muestra los procesos en una jerarquía</text:p>
      <text:p text:style-name="P2">• TOP: Información sobre procesos en tiempo real</text:p>
      <text:p text:style-name="P2">• HTOP: Parecido a TOP pero más moderno</text:p>
      <text:p text:style-name="P2">• FREE: Uso de la memoria</text:p>
      <text:p text:style-name="P2">• UPTIME: Tiempo encendido y carga del sistema del ultimo minuto, 5 y 15.</text:p>
      <text:p text:style-name="P2">• PGREP: Muestra sólo los procesos que cumplen un criterio. Compatible con expresiones regulares. -d delimitador de PID</text:p>
      <text:p text:style-name="P2"/>
      <text:p text:style-name="P2">PROCESO DE ARRANQUE</text:p>
      <text:p text:style-name="P2">-----------------------</text:p>
      <text:p text:style-name="P2">Al arrancar el sistema se muestran mensajes según se van cargando controladores o funciones del sistema. Para revisarlos se usa dmesg</text:p>
      <text:p text:style-name="P2">Opciones:</text:p>
      <text:p text:style-name="P2"><text:tab/>‣ -T : Muestra las marcas de tiempo más claramente</text:p>
      <text:p text:style-name="P2"><text:tab/>‣ -k : Sólo mensajes del kernel</text:p>
      <text:p text:style-name="P2"><text:tab/>‣ -l : filtra por niveles de aviso (warn, err, etc..)</text:p>
      <text:p text:style-name="P2">Como la salida es en formato texto podemos usar tuberías para filtrar y buscar los mensajes deseados, por ejemplo con grep</text:p>
      <text:p text:style-name="P2">Equivalente a journalctl -b -k</text:p>
      <text:p text:style-name="P2"/>
      <text:p text:style-name="P2">• Initramfs (initial ram file system) Es el sistema de archivos ram inicial (ramdisk).</text:p>
      <text:p text:style-name="P2"><text:tab/> Es un archivo comprimido normalmente en formato gzip que contiene un pequeño sistema de archivos que se cargará en la memoria RAM en el proceso de arranque del núcleo.</text:p>
      <text:p text:style-name="P2"><text:tab/> El kernel lo necesita para completar tareas relacionadas con módulos y controladores de dispositivos antes de poder arrancar el verdadero sistema de archivos raíz <text:tab/>instalado en el disco duro e invocar al proceso init.</text:p>
      <text:p text:style-name="P2"/>
      <text:p text:style-name="P2">REGISTROS DEL SISTEMA -<text:tab/>LOGS</text:p>
      <text:p text:style-name="P2">--------------------------</text:p>
      <text:p text:style-name="P2">Mantener un registro de lo que sucede en el sistema es de vital importancia para conocer y optimizar su funcionamiento, así como para solucionar posibles problemas en el mismo. Las dos maneras más populares de gestionar estos registros son:</text:p>
      <text:p text:style-name="P2"><text:tab/>‣ rsyslog es un gestor tradicional gestiona diversos ficheros en texto plano.</text:p>
      <text:p text:style-name="P2"><text:soft-page-break/><text:tab/>‣ systemd-journald mantiene un registro más sofisticado y seguro, pero menos abierto a otros programas.</text:p>
      <text:p text:style-name="P2">Otros programas más antiguos eran syslog y syslog-ng, que tenían un funcionamiento parecido a rsyslog.</text:p>
      <text:p text:style-name="P2">El sistema suele guardar los registros en /var/log/ donde puede haber a su vez diversos subdirectorios según sea necesario.</text:p>
      <text:p text:style-name="P2"/>
      <text:p text:style-name="P2">rsyslog<text:tab/><text:tab/>Tiene su fichero de configuración en /etc/rsyslog.conf o en ficheros dentro de /</text:p>
      <text:p text:style-name="P2">etc/rsyslog.d/ . Sus lineas principales seleccionan el tipo de mensaje y le indican dónde se tiene que guardar. El selector de mensajes consta de dos partes</text:p>
      <text:p text:style-name="P2">facility.priority <text:s/><text:tab/><text:tab/><text:tab/></text:p>
      <text:p text:style-name="P2">facility (el origen de los mensajes) puede tomar los siguientes valores:</text:p>
      <text:p text:style-name="P2">‣ auth<text:tab/>‣ authpriv<text:tab/>‣ cron<text:tab/>‣ daemon<text:tab/><text:tab/>‣ ftp<text:tab/>‣ kern<text:tab/>‣ lpr<text:tab/>‣ mail<text:tab/>‣ makr<text:tab/>‣ news<text:tab/>‣ security<text:tab/>‣ syslog<text:tab/><text:tab/>‣ user<text:tab/>‣ uucp<text:tab/>‣ local0 to local7</text:p>
      <text:p text:style-name="P2">priority puede tomar los siguientes valores:</text:p>
      <text:p text:style-name="P2">‣ debug<text:tab/>‣ info<text:tab/>‣ notice<text:tab/><text:tab/>‣ warning (or warn)<text:tab/>‣ err (or error)<text:tab/>‣ crit<text:tab/>‣ alert<text:tab/>‣ emerg (or panic)</text:p>
      <text:p text:style-name="P2"/>
      <text:p text:style-name="P2"><text:tab/>SELECTOR<text:tab/><text:tab/><text:tab/>DESCRIPCIÓN</text:p>
      <text:p text:style-name="P2"><text:tab/>*.* <text:tab/><text:tab/><text:tab/><text:tab/>Todos los mensajes</text:p>
      <text:p text:style-name="P2"><text:tab/>*.info <text:tab/><text:tab/><text:tab/><text:tab/>Todos mensajes de info</text:p>
      <text:p text:style-name="P2"><text:tab/>kern.* <text:tab/><text:tab/><text:tab/><text:tab/>Todos los mensajes del kernel</text:p>
      <text:p text:style-name="P2"><text:tab/>mail.err <text:tab/><text:tab/><text:tab/>Los mensajes de error del correo</text:p>
      <text:p text:style-name="P2"><text:tab/>cron,lpr.warn <text:tab/><text:tab/><text:tab/>Los warning de cron y de lpr</text:p>
      <text:p text:style-name="P2"><text:tab/>cron.err;cron.!alert <text:tab/><text:tab/>Los errores de cron, pero NO las alertas</text:p>
      <text:p text:style-name="P2"><text:tab/>mail.=err <text:tab/><text:tab/><text:tab/>Solo los errores de mail</text:p>
      <text:p text:style-name="P2"><text:tab/>*.info;mail.none;lpr.none <text:tab/>Todos los mensajes de info excepto los de mail y lpr</text:p>
      <text:p text:style-name="P2"/>
      <text:p text:style-name="P2">(COMANDO) journalctl : consultar los log del sistema</text:p>
      <text:p text:style-name="P2"><text:tab/>• -S -U : permite especificar desde (since) y/o hasta cuando (until)</text:p>
      <text:p text:style-name="P2"><text:tab/><text:tab/>✓ YYYY-MM-DD [HH:MM:SS] , yesterday, today, tomorrow, N day ago,</text:p>
      <text:p text:style-name="P2"><text:tab/><text:tab/>- / + NhMmin (-1h15min)</text:p>
      <text:p text:style-name="P2"><text:tab/>• -u unit : mensaje de una unidad en concreto</text:p>
      <text:p text:style-name="P2"><text:tab/>• -k : mensajes del kernel</text:p>
      <text:p text:style-name="P2"><text:tab/>• -p : por tipo (emerg, alert, crit, err, warning, notice, info, debug)</text:p>
      <text:p text:style-name="P2"><text:tab/>• PARAM=VALUE : Parámetros como _PID, _UID, _COMM.</text:p>
      <text:p text:style-name="P2"><text:tab/> <text:s/>(Man systemd.journal-fields)</text:p>
      <text:p text:style-name="P2"/>
      <text:p text:style-name="P5"/>
      <text:p text:style-name="P2">REDES</text:p>
      <text:p text:style-name="P2">___________________________________________________________________________________________________________________________________________________________</text:p>
      <text:p text:style-name="P2">Paquete de comandos de red net-tools</text:p>
      <text:p text:style-name="P2">Durante muchos años se utilizaron estos comandos para auditar y configurar la red en Linux. Actualmente se consideran obsoletos y se recomienda el cambio a</text:p>
      <text:p text:style-name="P2">comandos más modernos. Ya no suelen venir por defecto en las nuevas distribuciones pero se pueden instalar con el paquete net-tools</text:p>
      <text:p text:style-name="P2"/>
      <text:p text:style-name="P2">ifconfig<text:tab/><text:tab/><text:tab/>Administrar las interfaces de red.</text:p>
      <text:p text:style-name="P2">netstat<text:tab/><text:tab/><text:tab/><text:tab/>Muestra las conexiones de red, tablas de encaminamiento y estadísticas de tráfico.</text:p>
      <text:p text:style-name="P2">route<text:tab/><text:tab/><text:tab/><text:tab/>Administra las tablas de enrutamiento IP</text:p>
      <text:p text:style-name="P2">tracepath / tracepath6<text:tab/><text:tab/>Muestra el camino recorrido hasta llegar al destino indicado</text:p>
      <text:p text:style-name="P2">traceroute / traceroute6<text:tab/>Parecido a trachepath pero con más opciones. Puede requerir permisos de root</text:p>
      <text:p text:style-name="P2">ping / ping6<text:tab/><text:tab/><text:tab/>Envía un paquete ICMP para comprobar que el destino responde. En Linux no termina hasta que pulsemos CONTROL+C. </text:p>
      <text:p text:style-name="P2"><text:tab/><text:tab/><text:tab/><text:tab/>A no ser que se use la opción (-c) que indica el número de paquetes a enviar.</text:p>
      <text:p text:style-name="P2"/>
      <text:p text:style-name="P2"><text:tab/><text:tab/>COMANDOS OBSOLETOS <text:tab/><text:tab/><text:tab/> <text:s text:c="4"/>COMANDOS EQUIVALENTES</text:p>
      <text:p text:style-name="P2"><text:tab/><text:tab/><text:tab/>arp <text:tab/><text:tab/><text:tab/><text:tab/><text:tab/>ip n (ip neighbor)</text:p>
      <text:p text:style-name="P2"><text:tab/><text:tab/><text:tab/>ifconfig <text:tab/><text:tab/><text:tab/><text:tab/>ip a (ip addr), ip link, ip -s (ip -stats)</text:p>
      <text:p text:style-name="P2"><text:tab/><text:tab/><text:tab/>netstat <text:tab/><text:tab/>ss, ip route (for netstat -r), ip -s link (for netstat -i), ip maddr (for netstat -g)</text:p>
      <text:p text:style-name="P2"><text:tab/><text:tab/><text:tab/>route <text:tab/><text:tab/><text:tab/><text:tab/><text:tab/>ip r (ip route)</text:p>
      <text:p text:style-name="P2"/>
      <text:p text:style-name="P2"/>
      <text:p text:style-name="P2">iproute2 (ip)<text:tab/><text:tab/>Reemplaza los comandos ifconfig, route, y arp. Además aporta otras muchas funciones. Sintaxis:</text:p>
      <text:p text:style-name="P2"><text:tab/><text:tab/><text:tab/>ip [OPCIONES] OBJETO [COMANDO [ARGUMENTOS]]</text:p>
      <text:p text:style-name="P2"><text:tab/><text:tab/><text:tab/><text:tab/>Objetos:</text:p>
      <text:p text:style-name="P2"><text:tab/><text:tab/><text:tab/><text:tab/><text:tab/>‣ link: Para configurar los objetos físicos o lógicos de la red</text:p>
      <text:p text:style-name="P2"><text:tab/><text:tab/><text:tab/><text:tab/><text:tab/>‣ address: Manejo de direcciones asociadas a los diferentes dispositivos.</text:p>
      <text:p text:style-name="P2"><text:tab/><text:tab/><text:tab/><text:tab/><text:tab/>‣ neighbour: Administrar los enlaces de vecindad (ARP).</text:p>
      <text:p text:style-name="P2"><text:tab/><text:tab/><text:tab/><text:tab/><text:tab/>‣ rule: Ver las políticas de enrutado y cambiarlas.</text:p>
      <text:p text:style-name="P2"><text:tab/><text:tab/><text:tab/><text:tab/><text:tab/>‣ route: Ver las tablas de enrutado y cambiar las reglas de las tablas.</text:p>
      <text:p text:style-name="P2"><text:tab/><text:tab/><text:tab/><text:tab/><text:tab/>‣ tunnel: Administrar los túneles IP</text:p>
      <text:p text:style-name="P2"><text:tab/><text:tab/><text:tab/><text:tab/><text:tab/>‣ maddr: Ver las direcciones multienlace, sus propiedades y cambiarlas.</text:p>
      <text:p text:style-name="P2"><text:tab/><text:tab/><text:tab/><text:tab/><text:tab/>‣ mroute: Establecer, cambiar o borrar el enrutado multienlace.</text:p>
      <text:p text:style-name="P2"><text:tab/><text:tab/><text:tab/><text:tab/><text:tab/>‣ monitor: Monitorizar continuamente el estado de los dispositivos, direcciones y rutas</text:p>
      <text:p text:style-name="P2"><text:tab/><text:tab/><text:tab/><text:tab/></text:p>
      <text:p text:style-name="P2"><text:tab/><text:tab/><text:tab/><text:tab/>‣ Des/activar interfaz: ip link set enp0s3 up/down</text:p>
      <text:p text:style-name="P2"><text:tab/><text:tab/><text:tab/><text:tab/><text:tab/>‣ Des/activar arp: ip link set dev enp0s3 arp on/off</text:p>
      <text:p text:style-name="P2"><text:tab/><text:tab/><text:tab/><text:tab/><text:tab/>‣ Ver Direcciones IP: ip addr show / ip -c a</text:p>
      <text:p text:style-name="P2"><text:tab/><text:tab/><text:tab/><text:tab/><text:tab/>‣ Añadir dirección IP: ip addr add 192.168.1.4/24 dev enp0s3</text:p>
      <text:p text:style-name="P2"><text:tab/><text:tab/><text:tab/><text:tab/><text:tab/>‣ Borrar dirección IP: ip addr del 192.168.1.4/24 dev enp0s3</text:p>
      <text:p text:style-name="P2"><text:tab/><text:tab/><text:tab/><text:tab/><text:tab/>‣ Ver tabla enrutamiento: ip route show</text:p>
      <text:p text:style-name="P2"><text:tab/><text:tab/><text:tab/><text:tab/><text:tab/>‣ Añadir ruta: ip route add 10.10.50.0/24 via 192.168.1.1 dev enp0s3</text:p>
      <text:p text:style-name="P2"><text:tab/><text:tab/><text:tab/><text:tab/><text:tab/>‣ Borrar ruta: ip route del 10.10.50.0/24</text:p>
      <text:p text:style-name="P2"><text:tab/><text:tab/><text:tab/><text:tab/><text:tab/>‣ Puerta de enlace: ip route add default via 192.168.1.1</text:p>
      <text:p text:style-name="P2"><text:soft-page-break/><text:tab/><text:tab/><text:tab/><text:tab/></text:p>
      <text:p text:style-name="P2">Socket Statistics (ss)<text:tab/>Obtiene información sobre los sockets (internos y de red). Sin parámetros lista todas<text:tab/>las conexiones actuales. Sintaxis</text:p>
      <text:p text:style-name="P2"><text:tab/><text:tab/><text:tab/>ss [options] [FILTER]</text:p>
      <text:p text:style-name="P2"><text:tab/><text:tab/><text:tab/><text:tab/>Opciones</text:p>
      <text:p text:style-name="P2"><text:tab/><text:tab/><text:tab/><text:tab/><text:tab/>‣ -t Sólo conexiones TCP, -u las UDP</text:p>
      <text:p text:style-name="P2"><text:tab/><text:tab/><text:tab/><text:tab/><text:tab/>‣ -l Socket a la escucha</text:p>
      <text:p text:style-name="P2"><text:tab/><text:tab/><text:tab/><text:tab/><text:tab/>‣ -p Muestra el nombre y PID del proceso asociado a cada conexión</text:p>
      <text:p text:style-name="P2"><text:tab/><text:tab/><text:tab/><text:tab/><text:tab/>‣ -s Estadísticas resumidas</text:p>
      <text:p text:style-name="P2"><text:tab/><text:tab/><text:tab/><text:tab/><text:tab/>‣ -n No resolver los nombres, mostrar las IP's</text:p>
      <text:p text:style-name="P2"><text:tab/><text:tab/><text:tab/><text:tab/>Filtros</text:p>
      <text:p text:style-name="P2"><text:tab/><text:tab/><text:tab/><text:tab/><text:tab/><text:tab/>FILTRO := [state ESTADO-TCP] [exclude ESTADO-TCP] [EXPRESIÓN]</text:p>
      <text:p text:style-name="P2"><text:tab/><text:tab/><text:tab/><text:tab/><text:tab/>Con state los sockets deben estar en: ESTABLISHED, LISTENING, CLOSED, CONNECTED, TIME-WAIT, etc..</text:p>
      <text:p text:style-name="P2"><text:tab/><text:tab/><text:tab/><text:tab/><text:tab/>Con exclude se excluirán los que estén en el estado indicado.</text:p>
      <text:p text:style-name="P2"><text:tab/><text:tab/><text:tab/><text:tab/>EXPRESIÓN se puede construir con:</text:p>
      <text:p text:style-name="P2"><text:tab/><text:tab/><text:tab/><text:tab/><text:tab/>‣ Los operadores and (por defecto), or y not.</text:p>
      <text:p text:style-name="P2"><text:tab/><text:tab/><text:tab/><text:tab/><text:tab/>‣ (origen y/o destino) {src|dst} [IP[/prefijo]][:puerto]</text:p>
      <text:p text:style-name="P2"><text:tab/><text:tab/><text:tab/><text:tab/><text:tab/>‣ (puerto origen/destino) {dport|sport} {eq|neq|gt|ge|lt|le} [IP]:puerto</text:p>
      <text:p text:style-name="P2"><text:tab/><text:tab/><text:tab/><text:tab/>Ejemplos:</text:p>
      <text:p text:style-name="P2"><text:tab/><text:tab/><text:tab/><text:tab/><text:tab/>ss state established '(sport = :http or sport = :https)' src 192.188.1.0/24</text:p>
      <text:p text:style-name="P2"><text:tab/><text:tab/><text:tab/><text:tab/><text:tab/>ss sport neq :21 and sport neq :https or not dst 198.133.8.0/24</text:p>
      <text:p text:style-name="P2"><text:tab/><text:tab/><text:tab/><text:tab/><text:tab/><text:tab/><text:tab/><text:tab/><text:tab/></text:p>
      <text:p text:style-name="P2">FICHEROS DE RED</text:p>
      <text:p text:style-name="P2"><text:tab/>/etc/hostname<text:tab/><text:tab/>Fichero en el que se guarda el nombre del host. Se puede editar le fichero o utilizar el comando hostname nuevo_nombre. </text:p>
      <text:p text:style-name="P2"><text:tab/><text:tab/><text:tab/><text:tab/>Con -s se consulta el nombre y con -f el nombre más el dominio</text:p>
      <text:p text:style-name="P2"><text:tab/>/etc/hosts<text:tab/><text:tab/>Fichero para asociar nombres a IP's. Cada linea contiene una IP seguido por uno o varios nombres que se asociarán a dicha IP.</text:p>
      <text:p text:style-name="P2"><text:tab/>hostnamectl<text:tab/><text:tab/>Comando del ecosistema Systemd para modificar el nombre de host y otros valores.</text:p>
      <text:p text:style-name="P2"><text:tab/><text:tab/><text:tab/><text:tab/>Opciones: status ver el estado, set-hostname NAME modificar el nombre, etc.</text:p>
      <text:p text:style-name="P2"/>
      <text:p text:style-name="P2"><text:tab/>/etc/resolv.conf<text:tab/>Fichero en el que tradicionalmente se han configurados la IP de los servidores DNS para consultar la resolución de nombres (sobre todo en <text:tab/><text:tab/><text:tab/><text:tab/><text:tab/>internet)</text:p>
      <text:p text:style-name="P2"><text:tab/>/etc/nsswitch.conf<text:tab/>Con este fichero se puede especificar el orden en el que se buscará información en una serie de fuentes de datos.</text:p>
      <text:p text:style-name="P2"><text:tab/><text:tab/><text:tab/><text:tab/>Para la resolución de nombres a IP's se puede consultar un servidor DNS o usar el fichero /etc/hosts, la entrada que indica cuál se consultará <text:tab/><text:tab/><text:tab/><text:tab/><text:tab/>antes es:</text:p>
      <text:p text:style-name="P2"><text:tab/><text:tab/><text:tab/><text:tab/><text:tab/>hosts: files dns</text:p>
      <text:p text:style-name="P2"/>
      <text:p text:style-name="P5"/>
      <text:p text:style-name="P2">CONFIGURACIÓN DE RED EN CONSOLA</text:p>
      <text:p text:style-name="P2"><text:tab/>/etc/network/interfaces<text:tab/>Fichero de configuración de las tarjetas de red en Debian.</text:p>
      <text:p text:style-name="P2"><text:tab/><text:tab/>allow-hotplug enp0s3<text:tab/><text:tab/><text:tab/>auto enp0s3</text:p>
      <text:p text:style-name="P2"><text:tab/><text:tab/>iface enp0s3 inet dhcp<text:tab/><text:tab/><text:tab/>iface enp0s3 inet static</text:p>
      <text:p text:style-name="P2"><text:tab/><text:tab/><text:tab/><text:tab/><text:tab/><text:tab/><text:tab/>address 192.168.0.5</text:p>
      <text:p text:style-name="P2"><text:tab/><text:tab/><text:tab/><text:tab/><text:tab/><text:tab/><text:tab/>netmask 255.255.255.0</text:p>
      <text:p text:style-name="P2"><text:tab/><text:tab/><text:tab/><text:tab/><text:tab/><text:tab/><text:tab/>gateway 192.168.0.1</text:p>
      <text:p text:style-name="P2"/>
      <text:p text:style-name="P2"><text:tab/>/etc/sysconfig/network-script/ifcfg-nombre_interfaz<text:tab/>Fichero de configuración de las tarjetas de red en Red Hat</text:p>
      <text:p text:style-name="P2"><text:tab/><text:tab/>TYPE=Ethernet <text:tab/><text:tab/><text:tab/># Tipo de interfaz</text:p>
      <text:p text:style-name="P2"><text:tab/><text:tab/>DEVICE=enp0s3 <text:tab/><text:tab/><text:tab/># Nombre de la interfaz</text:p>
      <text:p text:style-name="P2"><text:tab/><text:tab/>NM_CONTROLLED="no" <text:tab/><text:tab/># Ignorado por NetworkManager</text:p>
      <text:p text:style-name="P2"><text:tab/><text:tab/>ONBOOT=yes <text:tab/><text:tab/><text:tab/># Inicia al arrancar el Sistema</text:p>
      <text:p text:style-name="P2"><text:tab/><text:tab/>BOOTPROTO=none <text:tab/><text:tab/><text:tab/># Usar configuración estática (dhcp)</text:p>
      <text:p text:style-name="P2"><text:tab/><text:tab/>HWADDR=01:0A:03:1F:67:13 <text:tab/># Dirección MAC</text:p>
      <text:p text:style-name="P2"><text:tab/><text:tab/>IPADDR= 192.168.0.5 <text:tab/><text:tab/># Dirección IP</text:p>
      <text:p text:style-name="P2"><text:tab/><text:tab/>NETMASK= 255.255.255.0 <text:tab/><text:tab/># Máscara de red</text:p>
      <text:p text:style-name="P2"><text:tab/><text:tab/>NETWORK= 192.168.0.0 <text:tab/><text:tab/># Dirección de red</text:p>
      <text:p text:style-name="P2"><text:tab/><text:tab/>GATEWAY= 192.168.0.1 <text:tab/><text:tab/># Puerta de enlace</text:p>
      <text:p text:style-name="P2"/>
      <text:p text:style-name="P2">CARACTERÍSTICAS DE <text:s/>IPv6</text:p>
      <text:p text:style-name="P2"><text:tab/>‣ Utiliza 128 bits: Admite 340 sextillones de IP's distintas. 670 mil billones por cada milímetro cuadrado del planeta tierra. <text:s/></text:p>
      <text:p text:style-name="P2"><text:tab/>‣ Notación Hexadecimal: Está representado por ocho grupos de cuatro dígitos en Hexadecimal (representan valores del 0 al 15, siendo el 10 la letra A y el 15 la F)</text:p>
      <text:p text:style-name="P2"><text:tab/><text:tab/>✓ Los grupos se separan por el signo de dos puntos (:)</text:p>
      <text:p text:style-name="P2"><text:tab/><text:tab/>✓ Si hay varios ceros seguidos se pueden quitar (pero solo una vez) :0000:0000: = ::</text:p>
      <text:p text:style-name="P2"><text:tab/><text:tab/>✓ Los ceros a la izquierda se pueden quitar :0001:000F: = :1:F:</text:p>
      <text:p text:style-name="P2"><text:tab/>‣ Autoconfigurable: Puede asignarse un valor basándose en la MAC</text:p>
      <text:p text:style-name="P2"><text:tab/>‣ Sin máscara de red: La parte de red siempre son los cuatro primeros grupos y el resto es la parte de host</text:p>
      <text:p text:style-name="P2"><text:tab/>‣ Más seguro: Incorpora opciones sobre seguridad. IPsec está integrado y permite autenticar y cifrar los paquetes</text:p>
      <text:p text:style-name="P2"/>
      <text:p text:style-name="P2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s/>/ <text:page-count>8</text:page-count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8</text:page-number><text:s/>/ <text:page-count>8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30T10:53:33.786000000</meta:creation-date>
    <dc:date>2024-01-05T12:39:56.298000000</dc:date>
    <meta:editing-duration>PT9M2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8" meta:paragraph-count="276" meta:word-count="2786" meta:character-count="18446" meta:non-whitespace-character-count="15268"/>
  </office:meta>
</office:document-meta>
</file>